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55cm" fo:min-width="8.1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1.55cm" fo:min-width="6.3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1.55cm" fo:min-width="3.1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2.25cm" fo:min-width="7.9cm"/>
    </style:style>
    <style:style style:name="gr5" style:family="graphic" style:parent-style-name="standard">
      <style:graphic-properties draw:fill-color="#33ff99" draw:textarea-horizontal-align="justify" draw:textarea-vertical-align="middle" draw:auto-grow-height="false" fo:min-height="2.638cm" fo:min-width="0.2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33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cm" svg:height="1.8cm" svg:x="3.4cm" svg:y="4.4cm">
          <text:p text:style-name="P1">Διαδικτύου (IP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8cm" svg:x="5.2cm" svg:y="8.1cm">
          <text:p text:style-name="P1">Ζεύξης Δεδομενων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8cm" svg:x="5.2cm" svg:y="9.9cm">
          <text:p text:style-name="P1">Φυσικό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cm" svg:height="1.8cm" draw:transform="rotate (1.5707963267949) translate (3.4cm 11.7cm)">
          <text:p text:style-name="P1">Διεπαφή</text:p>
          <text:p text:style-name="P1">Δικτύου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4cm" svg:height="2.5cm" svg:x="4cm" svg:y="5.9cm">
          <text:p text:style-name="P1"><text:s text:c="11"/>ARP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4cm" svg:height="3.3cm" svg:x="4.5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22:47:54.165000000</meta:creation-date>
    <dc:date>2017-01-09T23:00:26.973000000</dc:date>
    <meta:editing-duration>PT1M52S</meta:editing-duration>
    <meta:editing-cycles>1</meta:editing-cycles>
    <meta:generator>LibreOffice/5.2.3.3$Windows_x86 LibreOffice_project/d54a8868f08a7b39642414cf2c8ef2f228f780cf</meta:generator>
    <meta:document-statistic meta:object-count="6"/>
  </office:meta>
</office:document-meta>
</file>